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3" manifest:media-type=""/>
  <manifest:file-entry manifest:full-path="ObjectReplacements/Object 1" manifest:media-type=""/>
  <manifest:file-entry manifest:full-path="ObjectReplacements/Object 2"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avid CLM" svg:font-family="'David CLM'"/>
    <style:font-face style:name="David CLM1" svg:font-family="'David CLM'"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6b02" officeooo:paragraph-rsid="001e6b02"/>
    </style:style>
    <style:style style:name="P2" style:family="paragraph" style:parent-style-name="Standard">
      <style:paragraph-properties fo:text-align="end" style:justify-single-word="false" style:writing-mode="rl-tb"/>
      <style:text-properties officeooo:rsid="001e6b02" officeooo:paragraph-rsid="001e6b02"/>
    </style:style>
    <style:style style:name="P3" style:family="paragraph" style:parent-style-name="Standard">
      <style:text-properties officeooo:rsid="001f29c0" officeooo:paragraph-rsid="001f29c0"/>
    </style:style>
    <style:style style:name="P4" style:family="paragraph" style:parent-style-name="Standard">
      <style:text-properties officeooo:rsid="0021290a" officeooo:paragraph-rsid="0021290a"/>
    </style:style>
    <style:style style:name="P5" style:family="paragraph" style:parent-style-name="Standard">
      <style:paragraph-properties fo:text-align="end" style:justify-single-word="false" style:writing-mode="rl-tb"/>
      <style:text-properties officeooo:rsid="0021290a" officeooo:paragraph-rsid="0021290a"/>
    </style:style>
    <style:style style:name="P6" style:family="paragraph" style:parent-style-name="Standard">
      <style:paragraph-properties fo:text-align="start" style:justify-single-word="false" fo:break-before="page" style:writing-mode="lr-tb"/>
      <style:text-properties officeooo:rsid="0021ec6d" officeooo:paragraph-rsid="0021ec6d"/>
    </style:style>
    <style:style style:name="P7" style:family="paragraph" style:parent-style-name="Standard">
      <style:paragraph-properties fo:text-align="start" style:justify-single-word="false" style:writing-mode="lr-tb"/>
      <style:text-properties officeooo:rsid="0021ec6d" officeooo:paragraph-rsid="0021ec6d"/>
    </style:style>
    <style:style style:name="P8" style:family="paragraph" style:parent-style-name="Standard">
      <style:paragraph-properties fo:margin-left="1.251cm" fo:text-align="start" style:justify-single-word="false" fo:text-indent="0cm" style:auto-text-indent="false" style:writing-mode="lr-tb"/>
      <style:text-properties officeooo:rsid="0021ec6d" officeooo:paragraph-rsid="0021ec6d"/>
    </style:style>
    <style:style style:name="P9" style:family="paragraph" style:parent-style-name="Standard">
      <style:paragraph-properties fo:margin-left="1.251cm" fo:text-align="start" style:justify-single-word="false" fo:text-indent="0cm" style:auto-text-indent="false" style:writing-mode="lr-tb"/>
      <style:text-properties officeooo:rsid="0021ec6d" officeooo:paragraph-rsid="003469f9"/>
    </style:style>
    <style:style style:name="P10" style:family="paragraph" style:parent-style-name="Standard">
      <style:paragraph-properties fo:margin-left="1.251cm" fo:text-align="start" style:justify-single-word="false" fo:text-indent="0cm" style:auto-text-indent="false" style:writing-mode="lr-tb"/>
      <style:text-properties officeooo:rsid="0021ec6d" officeooo:paragraph-rsid="003a0211"/>
    </style:style>
    <style:style style:name="P11" style:family="paragraph" style:parent-style-name="Standard">
      <style:paragraph-properties fo:margin-left="1.251cm" fo:text-align="start" style:justify-single-word="false" fo:text-indent="0cm" style:auto-text-indent="false" style:writing-mode="lr-tb"/>
      <style:text-properties officeooo:rsid="0021ec6d" officeooo:paragraph-rsid="004130ea"/>
    </style:style>
    <style:style style:name="P12" style:family="paragraph" style:parent-style-name="Standard">
      <style:paragraph-properties fo:margin-left="1.251cm" fo:text-align="start" style:justify-single-word="false" fo:text-indent="0cm" style:auto-text-indent="false" style:writing-mode="lr-tb"/>
      <style:text-properties officeooo:rsid="0021ec6d" officeooo:paragraph-rsid="00481390"/>
    </style:style>
    <style:style style:name="P13" style:family="paragraph" style:parent-style-name="Standard">
      <style:paragraph-properties fo:margin-left="1.251cm" fo:text-align="start" style:justify-single-word="false" fo:text-indent="0cm" style:auto-text-indent="false" style:writing-mode="lr-tb"/>
      <style:text-properties officeooo:rsid="0021ec6d" officeooo:paragraph-rsid="00520551"/>
    </style:style>
    <style:style style:name="P14" style:family="paragraph" style:parent-style-name="Standard">
      <style:paragraph-properties fo:margin-left="1.251cm" fo:text-align="start" style:justify-single-word="false" fo:text-indent="0cm" style:auto-text-indent="false" style:writing-mode="lr-tb"/>
      <style:text-properties officeooo:rsid="0021ec6d" officeooo:paragraph-rsid="005fef08"/>
    </style:style>
    <style:style style:name="P15" style:family="paragraph" style:parent-style-name="Standard">
      <style:paragraph-properties fo:text-align="start" style:justify-single-word="false" style:writing-mode="lr-tb"/>
      <style:text-properties officeooo:rsid="0021ec6d" officeooo:paragraph-rsid="007d0291"/>
    </style:style>
    <style:style style:name="P16" style:family="paragraph" style:parent-style-name="Standard">
      <style:paragraph-properties fo:margin-left="1.251cm" fo:text-align="start" style:justify-single-word="false" fo:text-indent="0cm" style:auto-text-indent="false" style:writing-mode="lr-tb"/>
      <style:text-properties officeooo:rsid="0021ec6d" officeooo:paragraph-rsid="00808d15"/>
    </style:style>
    <style:style style:name="P17" style:family="paragraph" style:parent-style-name="Standard">
      <style:paragraph-properties fo:margin-left="1.251cm" fo:text-align="start" style:justify-single-word="false" fo:text-indent="0cm" style:auto-text-indent="false" style:writing-mode="lr-tb"/>
      <style:text-properties officeooo:rsid="0021ec6d" officeooo:paragraph-rsid="0085eb15"/>
    </style:style>
    <style:style style:name="P18" style:family="paragraph" style:parent-style-name="Standard">
      <style:paragraph-properties fo:margin-left="1.251cm" fo:text-align="center" style:justify-single-word="false" fo:text-indent="0cm" style:auto-text-indent="false" style:writing-mode="lr-tb"/>
      <style:text-properties style:text-underline-style="solid" style:text-underline-width="auto" style:text-underline-color="font-color" officeooo:rsid="00253ccb" officeooo:paragraph-rsid="00808d15"/>
    </style:style>
    <style:style style:name="P19" style:family="paragraph" style:parent-style-name="Standard">
      <style:paragraph-properties fo:margin-left="1.251cm" fo:text-align="center" style:justify-single-word="false" fo:text-indent="0cm" style:auto-text-indent="false" style:writing-mode="lr-tb"/>
      <style:text-properties style:text-underline-style="solid" style:text-underline-width="auto" style:text-underline-color="font-color" officeooo:rsid="00284424" officeooo:paragraph-rsid="00284424"/>
    </style:style>
    <style:style style:name="P20" style:family="paragraph" style:parent-style-name="Standard">
      <style:paragraph-properties fo:margin-left="1.251cm" fo:text-align="center" style:justify-single-word="false" fo:text-indent="0cm" style:auto-text-indent="false" style:writing-mode="lr-tb"/>
      <style:text-properties style:text-underline-style="solid" style:text-underline-width="auto" style:text-underline-color="font-color" officeooo:rsid="002b1eb4" officeooo:paragraph-rsid="002b1eb4"/>
    </style:style>
    <style:style style:name="P21" style:family="paragraph" style:parent-style-name="Standard">
      <style:paragraph-properties fo:margin-left="1.251cm" fo:text-align="center" style:justify-single-word="false" fo:text-indent="0cm" style:auto-text-indent="false" style:writing-mode="lr-tb"/>
      <style:text-properties style:text-underline-style="solid" style:text-underline-width="auto" style:text-underline-color="font-color" officeooo:rsid="00330146" officeooo:paragraph-rsid="00330146"/>
    </style:style>
    <style:style style:name="P22" style:family="paragraph" style:parent-style-name="Standard">
      <style:paragraph-properties fo:margin-left="1.251cm" fo:text-align="center" style:justify-single-word="false" fo:text-indent="0cm" style:auto-text-indent="false" style:writing-mode="lr-tb"/>
      <style:text-properties style:text-underline-style="solid" style:text-underline-width="auto" style:text-underline-color="font-color" officeooo:rsid="00778b94" officeooo:paragraph-rsid="00778b94"/>
    </style:style>
    <style:style style:name="P23" style:family="paragraph" style:parent-style-name="Standard">
      <style:paragraph-properties fo:margin-left="1.251cm" fo:text-align="center" style:justify-single-word="false" fo:text-indent="0cm" style:auto-text-indent="false" style:writing-mode="lr-tb"/>
      <style:text-properties style:text-underline-style="solid" style:text-underline-width="auto" style:text-underline-color="font-color" officeooo:rsid="0021ec6d" officeooo:paragraph-rsid="00808d15"/>
    </style:style>
    <style:style style:name="P24" style:family="paragraph" style:parent-style-name="Standard">
      <style:paragraph-properties fo:margin-left="1.251cm" fo:text-align="start" style:justify-single-word="false" fo:text-indent="0cm" style:auto-text-indent="false" style:writing-mode="lr-tb"/>
      <style:text-properties style:text-underline-style="none" officeooo:rsid="00254fa1" officeooo:paragraph-rsid="00808d15"/>
    </style:style>
    <style:style style:name="P25" style:family="paragraph" style:parent-style-name="Standard">
      <style:paragraph-properties fo:margin-left="1.251cm" fo:text-align="start" style:justify-single-word="false" fo:text-indent="0cm" style:auto-text-indent="false" style:writing-mode="lr-tb"/>
      <style:text-properties style:text-underline-style="none" officeooo:rsid="0025c02a" officeooo:paragraph-rsid="00808d15"/>
    </style:style>
    <style:style style:name="P26" style:family="paragraph" style:parent-style-name="Standard">
      <style:paragraph-properties fo:margin-left="1.251cm" fo:text-align="start" style:justify-single-word="false" fo:text-indent="0cm" style:auto-text-indent="false" style:writing-mode="lr-tb"/>
      <style:text-properties style:text-underline-style="none" officeooo:rsid="00330146" officeooo:paragraph-rsid="003a0211"/>
    </style:style>
    <style:style style:name="P27" style:family="paragraph" style:parent-style-name="Standard">
      <style:paragraph-properties fo:margin-left="1.251cm" fo:text-align="start" style:justify-single-word="false" fo:text-indent="0cm" style:auto-text-indent="false" style:writing-mode="lr-tb"/>
      <style:text-properties style:text-underline-style="none" officeooo:rsid="00264da3" officeooo:paragraph-rsid="00808d15"/>
    </style:style>
    <style:style style:name="P28" style:family="paragraph" style:parent-style-name="Standard">
      <style:paragraph-properties fo:margin-left="1.251cm" fo:text-align="start" style:justify-single-word="false" fo:text-indent="0cm" style:auto-text-indent="false" style:writing-mode="lr-tb"/>
      <style:text-properties style:text-underline-style="none" officeooo:rsid="00778b94" officeooo:paragraph-rsid="00778b94"/>
    </style:style>
    <style:style style:name="P29" style:family="paragraph" style:parent-style-name="Standard">
      <style:paragraph-properties fo:margin-left="1.251cm" fo:text-align="start" style:justify-single-word="false" fo:text-indent="0cm" style:auto-text-indent="false" style:writing-mode="lr-tb"/>
      <style:text-properties officeooo:rsid="004130ea" officeooo:paragraph-rsid="00808d15"/>
    </style:style>
    <style:style style:name="P30" style:family="paragraph" style:parent-style-name="Standard">
      <style:paragraph-properties fo:margin-left="1.251cm" fo:text-align="start" style:justify-single-word="false" fo:text-indent="0cm" style:auto-text-indent="false" style:writing-mode="lr-tb"/>
      <style:text-properties officeooo:rsid="00520551" officeooo:paragraph-rsid="00520551"/>
    </style:style>
    <style:style style:name="P31" style:family="paragraph" style:parent-style-name="Standard">
      <style:paragraph-properties fo:text-align="start" style:justify-single-word="false" style:writing-mode="lr-tb">
        <style:tab-stops>
          <style:tab-stop style:position="8.585cm"/>
        </style:tab-stops>
      </style:paragraph-properties>
      <style:text-properties officeooo:rsid="0063b4e3" officeooo:paragraph-rsid="0063b4e3"/>
    </style:style>
    <style:style style:name="P32" style:family="paragraph" style:parent-style-name="Standard">
      <style:paragraph-properties fo:text-align="center" style:justify-single-word="false" style:writing-mode="lr-tb">
        <style:tab-stops>
          <style:tab-stop style:position="8.585cm"/>
        </style:tab-stops>
      </style:paragraph-properties>
      <style:text-properties officeooo:rsid="0063b4e3" officeooo:paragraph-rsid="0063b4e3"/>
    </style:style>
    <style:style style:name="P33" style:family="paragraph" style:parent-style-name="Standard">
      <style:paragraph-properties fo:text-align="center" style:justify-single-word="false" fo:break-before="page" style:writing-mode="lr-tb"/>
      <style:text-properties fo:font-weight="bold" officeooo:rsid="006298f4" officeooo:paragraph-rsid="006298f4" style:font-weight-asian="bold" style:font-weight-complex="bold"/>
    </style:style>
    <style:style style:name="P34" style:family="paragraph" style:parent-style-name="Standard">
      <style:paragraph-properties fo:line-height="115%" style:writing-mode="rl-tb"/>
      <style:text-properties officeooo:rsid="001bab40" officeooo:paragraph-rsid="001bab40"/>
    </style:style>
    <style:style style:name="P35" style:family="paragraph" style:parent-style-name="Standard">
      <style:paragraph-properties fo:break-before="page"/>
      <style:text-properties officeooo:rsid="001bab40" officeooo:paragraph-rsid="001bab40"/>
    </style:style>
    <style:style style:name="P36" style:family="paragraph" style:parent-style-name="Standard">
      <style:paragraph-properties style:writing-mode="rl-tb"/>
      <style:text-properties officeooo:rsid="001bab40" officeooo:paragraph-rsid="001bab40"/>
    </style:style>
    <style:style style:name="P37" style:family="paragraph" style:parent-style-name="Standard">
      <style:paragraph-properties style:writing-mode="rl-tb"/>
      <style:text-properties officeooo:rsid="001bab40" officeooo:paragraph-rsid="0071201b"/>
    </style:style>
    <style:style style:name="P38" style:family="paragraph" style:parent-style-name="Standard">
      <style:paragraph-properties style:writing-mode="rl-tb"/>
      <style:text-properties officeooo:rsid="001db3da" officeooo:paragraph-rsid="001db3da"/>
    </style:style>
    <style:style style:name="P39" style:family="paragraph" style:parent-style-name="Standard">
      <style:paragraph-properties style:writing-mode="rl-tb"/>
      <style:text-properties officeooo:rsid="006f733c" officeooo:paragraph-rsid="006f733c"/>
    </style:style>
    <style:style style:name="P40" style:family="paragraph" style:parent-style-name="Standard">
      <style:paragraph-properties style:writing-mode="rl-tb"/>
      <style:text-properties officeooo:rsid="001dd8c8" officeooo:paragraph-rsid="001dd8c8"/>
    </style:style>
    <style:style style:name="P41" style:family="paragraph" style:parent-style-name="Standard">
      <style:paragraph-properties style:writing-mode="rl-tb"/>
      <style:text-properties officeooo:rsid="0071a580" officeooo:paragraph-rsid="0071a580"/>
    </style:style>
    <style:style style:name="P42" style:family="paragraph" style:parent-style-name="Standard">
      <style:paragraph-properties style:writing-mode="rl-tb"/>
      <style:text-properties officeooo:rsid="00731186" officeooo:paragraph-rsid="00731186"/>
    </style:style>
    <style:style style:name="P43" style:family="paragraph" style:parent-style-name="Standard">
      <style:paragraph-properties fo:text-align="start" style:justify-single-word="false" style:writing-mode="lr-tb"/>
      <style:text-properties officeooo:rsid="00731186" officeooo:paragraph-rsid="00731186"/>
    </style:style>
    <style:style style:name="P44" style:family="paragraph" style:parent-style-name="Standard">
      <style:paragraph-properties fo:text-align="start" style:justify-single-word="false" style:writing-mode="lr-tb"/>
      <style:text-properties officeooo:rsid="00731186" officeooo:paragraph-rsid="0074c079"/>
    </style:style>
    <style:style style:name="P45" style:family="paragraph" style:parent-style-name="Standard">
      <style:paragraph-properties fo:text-align="start" style:justify-single-word="false" style:writing-mode="lr-tb"/>
      <style:text-properties officeooo:rsid="0074c079" officeooo:paragraph-rsid="0074c079"/>
    </style:style>
    <style:style style:name="P46" style:family="paragraph" style:parent-style-name="Standard">
      <style:paragraph-properties fo:text-align="end" style:justify-single-word="false" style:writing-mode="rl-tb"/>
      <style:text-properties officeooo:rsid="00757c52" officeooo:paragraph-rsid="00757c52"/>
    </style:style>
    <style:style style:name="P47" style:family="paragraph" style:parent-style-name="Standard">
      <style:paragraph-properties fo:text-align="end" style:justify-single-word="false" style:writing-mode="rl-tb"/>
      <style:text-properties officeooo:rsid="007622c5" officeooo:paragraph-rsid="007622c5"/>
    </style:style>
    <style:style style:name="P48" style:family="paragraph" style:parent-style-name="Standard">
      <style:paragraph-properties fo:margin-left="1.251cm" fo:text-align="start" style:justify-single-word="false" fo:text-indent="0cm" style:auto-text-indent="false" style:writing-mode="lr-tb"/>
      <style:text-properties officeooo:rsid="00580da4" officeooo:paragraph-rsid="00580da4"/>
    </style:style>
    <style:style style:name="P49" style:family="paragraph" style:parent-style-name="Standard">
      <style:paragraph-properties fo:margin-left="1.251cm" fo:text-align="start" style:justify-single-word="false" fo:text-indent="0cm" style:auto-text-indent="false" fo:break-before="page" style:writing-mode="lr-tb"/>
      <style:text-properties officeooo:rsid="00580da4" officeooo:paragraph-rsid="00580da4"/>
    </style:style>
    <style:style style:name="P50" style:family="paragraph" style:parent-style-name="Standard">
      <style:paragraph-properties fo:margin-left="1.251cm" fo:text-align="start" style:justify-single-word="false" fo:text-indent="0cm" style:auto-text-indent="false" style:writing-mode="lr-tb"/>
      <style:text-properties officeooo:rsid="003137dd" officeooo:paragraph-rsid="003137dd"/>
    </style:style>
    <style:style style:name="P51" style:family="paragraph" style:parent-style-name="Standard">
      <style:paragraph-properties fo:margin-left="1.251cm" fo:text-align="start" style:justify-single-word="false" fo:text-indent="0cm" style:auto-text-indent="false" style:writing-mode="lr-tb"/>
      <style:text-properties officeooo:rsid="0079b538" officeooo:paragraph-rsid="0079b538"/>
    </style:style>
    <style:style style:name="P52" style:family="paragraph" style:parent-style-name="Standard">
      <style:paragraph-properties fo:text-align="start" style:justify-single-word="false" style:writing-mode="lr-tb"/>
      <style:text-properties officeooo:rsid="0079b538" officeooo:paragraph-rsid="0079b538"/>
    </style:style>
    <style:style style:name="P53" style:family="paragraph" style:parent-style-name="Standard">
      <style:paragraph-properties fo:text-align="start" style:justify-single-word="false" style:writing-mode="lr-tb"/>
      <style:text-properties officeooo:paragraph-rsid="0079b538"/>
    </style:style>
    <style:style style:name="P54" style:family="paragraph" style:parent-style-name="Standard">
      <style:paragraph-properties fo:margin-left="1.251cm" fo:text-align="start" style:justify-single-word="false" fo:text-indent="0cm" style:auto-text-indent="false" style:writing-mode="lr-tb"/>
      <style:text-properties officeooo:rsid="007ea334" officeooo:paragraph-rsid="007ea334"/>
    </style:style>
    <style:style style:name="P55" style:family="paragraph" style:parent-style-name="Standard">
      <style:paragraph-properties fo:margin-left="1.251cm" fo:text-align="start" style:justify-single-word="false" fo:text-indent="0cm" style:auto-text-indent="false" style:writing-mode="lr-tb"/>
      <style:text-properties officeooo:rsid="0085eb15" officeooo:paragraph-rsid="0085eb15"/>
    </style:style>
    <style:style style:name="P56" style:family="paragraph" style:parent-style-name="Standard">
      <style:paragraph-properties fo:margin-left="1.251cm" fo:text-align="start" style:justify-single-word="false" fo:text-indent="0cm" style:auto-text-indent="false" style:writing-mode="lr-tb"/>
      <style:text-properties officeooo:rsid="0030591f" officeooo:paragraph-rsid="0030591f"/>
    </style:style>
    <style:style style:name="P57" style:family="paragraph" style:parent-style-name="Standard">
      <style:paragraph-properties fo:margin-left="1.251cm" fo:text-align="start" style:justify-single-word="false" fo:text-indent="0cm" style:auto-text-indent="false" style:writing-mode="lr-tb"/>
      <style:text-properties officeooo:rsid="008c6c85" officeooo:paragraph-rsid="008c6c85"/>
    </style:style>
    <style:style style:name="P58" style:family="paragraph" style:parent-style-name="Standard" style:list-style-name="L1">
      <style:paragraph-properties fo:text-align="end" style:justify-single-word="false" style:writing-mode="rl-tb"/>
      <style:text-properties officeooo:rsid="001e6b02" officeooo:paragraph-rsid="001e6b02"/>
    </style:style>
    <style:style style:name="P59" style:family="paragraph" style:parent-style-name="Standard" style:list-style-name="L1">
      <style:paragraph-properties fo:text-align="end" style:justify-single-word="false" style:writing-mode="rl-tb"/>
      <style:text-properties officeooo:rsid="001f29c0" officeooo:paragraph-rsid="001f29c0"/>
    </style:style>
    <style:style style:name="P60" style:family="paragraph" style:parent-style-name="Standard" style:list-style-name="L1">
      <style:paragraph-properties fo:text-align="end" style:justify-single-word="false" style:writing-mode="rl-tb"/>
      <style:text-properties officeooo:rsid="002118d4" officeooo:paragraph-rsid="002118d4"/>
    </style:style>
    <style:style style:name="P61" style:family="paragraph" style:parent-style-name="Standard" style:list-style-name="L1">
      <style:paragraph-properties fo:text-align="end" style:justify-single-word="false" style:writing-mode="rl-tb"/>
      <style:text-properties officeooo:rsid="0021290a" officeooo:paragraph-rsid="0021290a"/>
    </style:style>
    <style:style style:name="P62" style:family="paragraph" style:parent-style-name="Standard" style:list-style-name="L2">
      <style:paragraph-properties fo:text-align="start" style:justify-single-word="false" style:writing-mode="lr-tb">
        <style:tab-stops>
          <style:tab-stop style:position="8.585cm"/>
        </style:tab-stops>
      </style:paragraph-properties>
      <style:text-properties officeooo:rsid="0063b4e3" officeooo:paragraph-rsid="0063b4e3"/>
    </style:style>
    <style:style style:name="P63" style:family="paragraph" style:parent-style-name="Standard" style:list-style-name="L3">
      <style:paragraph-properties fo:text-align="start" style:justify-single-word="false" style:writing-mode="lr-tb">
        <style:tab-stops>
          <style:tab-stop style:position="8.585cm"/>
        </style:tab-stops>
      </style:paragraph-properties>
      <style:text-properties officeooo:rsid="00649973" officeooo:paragraph-rsid="00649973"/>
    </style:style>
    <style:style style:name="P64" style:family="paragraph" style:parent-style-name="Standard" style:list-style-name="L4">
      <style:paragraph-properties fo:line-height="115%" style:writing-mode="rl-tb"/>
      <style:text-properties officeooo:rsid="001bab40" officeooo:paragraph-rsid="001bab40"/>
    </style:style>
    <style:style style:name="P65" style:family="paragraph" style:parent-style-name="Standard">
      <style:paragraph-properties fo:margin-left="1.251cm" fo:text-align="start" style:justify-single-word="false" fo:text-indent="0cm" style:auto-text-indent="false" style:writing-mode="lr-tb"/>
      <style:text-properties officeooo:rsid="0021ec6d" officeooo:paragraph-rsid="00481390"/>
    </style:style>
    <style:style style:name="T1" style:family="text">
      <style:text-properties officeooo:rsid="001dd8c8"/>
    </style:style>
    <style:style style:name="T2" style:family="text">
      <style:text-properties officeooo:rsid="001f29c0"/>
    </style:style>
    <style:style style:name="T3" style:family="text">
      <style:text-properties officeooo:rsid="002118d4"/>
    </style:style>
    <style:style style:name="T4" style:family="text">
      <style:text-properties officeooo:rsid="0021ec6d"/>
    </style:style>
    <style:style style:name="T5" style:family="text">
      <style:text-properties officeooo:rsid="00253ccb"/>
    </style:style>
    <style:style style:name="T6" style:family="text">
      <style:text-properties officeooo:rsid="00330146"/>
    </style:style>
    <style:style style:name="T7" style:family="text">
      <style:text-properties officeooo:rsid="003469f9"/>
    </style:style>
    <style:style style:name="T8" style:family="text">
      <style:text-properties officeooo:rsid="00363a19"/>
    </style:style>
    <style:style style:name="T9" style:family="text">
      <style:text-properties officeooo:rsid="0036deef"/>
    </style:style>
    <style:style style:name="T10" style:family="text">
      <style:text-properties officeooo:rsid="0037d756"/>
    </style:style>
    <style:style style:name="T11" style:family="text">
      <style:text-properties style:text-underline-style="none"/>
    </style:style>
    <style:style style:name="T12" style:family="text">
      <style:text-properties style:text-underline-style="none" officeooo:rsid="00330146"/>
    </style:style>
    <style:style style:name="T13" style:family="text">
      <style:text-properties style:text-underline-style="none" officeooo:rsid="003a0211"/>
    </style:style>
    <style:style style:name="T14" style:family="text">
      <style:text-properties officeooo:rsid="003a0211"/>
    </style:style>
    <style:style style:name="T15" style:family="text">
      <style:text-properties officeooo:rsid="003b7d80"/>
    </style:style>
    <style:style style:name="T16" style:family="text">
      <style:text-properties officeooo:rsid="003f35ae"/>
    </style:style>
    <style:style style:name="T17" style:family="text">
      <style:text-properties officeooo:rsid="004130ea"/>
    </style:style>
    <style:style style:name="T18" style:family="text">
      <style:text-properties officeooo:rsid="0044b1e8"/>
    </style:style>
    <style:style style:name="T19" style:family="text">
      <style:text-properties officeooo:rsid="00481390"/>
    </style:style>
    <style:style style:name="T20" style:family="text">
      <style:text-properties officeooo:rsid="0048b5ac"/>
    </style:style>
    <style:style style:name="T21" style:family="text">
      <style:text-properties officeooo:rsid="004fb21b"/>
    </style:style>
    <style:style style:name="T22" style:family="text">
      <style:text-properties officeooo:rsid="0051df34"/>
    </style:style>
    <style:style style:name="T23" style:family="text">
      <style:text-properties fo:font-weight="bold" officeooo:rsid="0051df34" style:font-weight-asian="bold" style:font-weight-complex="bold"/>
    </style:style>
    <style:style style:name="T24" style:family="text">
      <style:text-properties fo:font-weight="normal" officeooo:rsid="0051df34" style:font-weight-asian="normal" style:font-weight-complex="normal"/>
    </style:style>
    <style:style style:name="T25" style:family="text">
      <style:text-properties fo:font-weight="normal" officeooo:rsid="006ea89f" style:font-weight-asian="normal" style:font-weight-complex="normal"/>
    </style:style>
    <style:style style:name="T26" style:family="text">
      <style:text-properties style:text-position="sub 58%"/>
    </style:style>
    <style:style style:name="T27" style:family="text">
      <style:text-properties style:text-position="0% 100%"/>
    </style:style>
    <style:style style:name="T28" style:family="text">
      <style:text-properties officeooo:rsid="005e5122"/>
    </style:style>
    <style:style style:name="T29" style:family="text">
      <style:text-properties officeooo:rsid="005fef08"/>
    </style:style>
    <style:style style:name="T30" style:family="text">
      <style:text-properties officeooo:rsid="00675385"/>
    </style:style>
    <style:style style:name="T31" style:family="text">
      <style:text-properties officeooo:rsid="0068fc29"/>
    </style:style>
    <style:style style:name="T32" style:family="text">
      <style:text-properties officeooo:rsid="006ab819"/>
    </style:style>
    <style:style style:name="T33" style:family="text">
      <style:text-properties officeooo:rsid="0074c079"/>
    </style:style>
    <style:style style:name="T34" style:family="text">
      <style:text-properties officeooo:rsid="00778b94"/>
    </style:style>
    <style:style style:name="T35" style:family="text">
      <style:text-properties officeooo:rsid="0077cd48"/>
    </style:style>
    <style:style style:name="T36" style:family="text">
      <style:text-properties officeooo:rsid="007aa020"/>
    </style:style>
    <style:style style:name="T37" style:family="text">
      <style:text-properties officeooo:rsid="007c6a84"/>
    </style:style>
    <style:style style:name="T38" style:family="text">
      <style:text-properties officeooo:rsid="007c6acf"/>
    </style:style>
    <style:style style:name="T39" style:family="text">
      <style:text-properties officeooo:rsid="007ea334"/>
    </style:style>
    <style:style style:name="T40" style:family="text">
      <style:text-properties officeooo:rsid="007ffd01"/>
    </style:style>
    <style:style style:name="T41" style:family="text">
      <style:text-properties officeooo:rsid="0082d093"/>
    </style:style>
    <style:style style:name="T42" style:family="text">
      <style:text-properties officeooo:rsid="00835f8d"/>
    </style:style>
    <style:style style:name="T43" style:family="text">
      <style:text-properties officeooo:rsid="008440e0"/>
    </style:style>
    <style:style style:name="T44" style:family="text">
      <style:text-properties officeooo:rsid="0030591f"/>
    </style:style>
    <style:style style:name="T45" style:family="text">
      <style:text-properties officeooo:rsid="008e21a3"/>
    </style:style>
    <style:style style:name="T46" style:family="text">
      <style:text-properties fo:color="#49b0ce" loext:opacity="100%" style:font-name="JetBrains Mono" fo:font-size="10pt" fo:font-style="normal" fo:font-weight="normal" style:font-size-asian="10pt" style:font-style-asian="normal" style:font-weight-asian="normal"/>
    </style:style>
    <style:style style:name="T47" style:family="text">
      <style:text-properties officeooo:rsid="008f76e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fo:padding="0cm" fo:border="none" draw:ole-draw-aspect="1"/>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האפליקציה מצד השרת נפתחת במחשב בתפריט הראשי. לא צריך אפשרות "להתחיל" כי הציפיה היא שהאפליקציה תקבל את כל המידע שהיא צריכה מחוץ לה (שאלות, מידע על השרת, הגדרות).</text:p>
      <text:p text:style-name="P1">כשהיא נפתחת המשתמש מחכה שכל המשתמשים יכנסו לה דרך אתר/אפליקציה מצד הלקוח. אחרי שכולם ניכנסו. המשתמש לוחץ על "התחל" והשאלות מתחילות.</text:p>
      <text:p text:style-name="P1">כל שאלה מופיעה על המסך על טיימר שהולך אחורה עד שהזמן נגמל. כל שאלה מציגה טקסט עם השאלה עצמה ותשובה. יש מקרים והתשובה היא לא תהיה בחירה בין אפשרויות אז המקרה זה הדרך לפתור אותה יהיה רשום במקום.</text:p>
      <text:p text:style-name="P1">אחרי כל שאלה יהיה מוצגות התשובות של כל המשתתפים (אם רלוונטי) והניקוד של כולם. המשתמשים יוכלו לראות את הניקוד שקיבלו (או איבדו) והמנחה ילחץ על כפתור "הבא" כדי לעבור לשאלה הבאה.</text:p>
      <text:p text:style-name="P1"/>
      <text:p text:style-name="P2">יש במשחק סוגים שונים של שאלות:</text:p>
      <text:list text:style-name="L1">
        <text:list-item>
          <text:p text:style-name="P58">בחירה:</text:p>
          <text:p text:style-name="P58">יש <text:span text:style-name="T2">רשימה של תשובות והמשתמש בוחר כמות כלשהי של תשובות. התשובות יכולות להיות מיוצגות על ידי טקסט, תמונות, קול (שנשמע במחשב של השרת) או בחירת כן/לא.</text:span></text:p>
        </text:list-item>
        <text:list-item>
          <text:p text:style-name="P59">תשובה פתוחה:</text:p>
          <text:p text:style-name="P59">המשתמש פותח מקלדת ורושם תשובה. יש כמה דרכים לבדיקת התשובה, ראשונה היא אלגוריתם פשוט שיחפש תבנית, בחירת המנחה <text:span text:style-name="T3">על המחשב השרת </text:span>או בחירה של <text:span text:style-name="T3">ChatGPT.</text:span></text:p>
        </text:list-item>
        <text:list-item>
          <text:p text:style-name="P60">סידור/פאזל:</text:p>
          <text:p text:style-name="P60">המשתמש מקבל רשימה של מילים והוא צריך לסדר אותם.</text:p>
        </text:list-item>
        <text:list-item>
          <text:p text:style-name="P60">סולם:</text:p>
          <text:p text:style-name="P60">המשתמש מקבל שורה של ספקטרום והוא צריך לשים סממן אל המקום עם הערך המתאים.</text:p>
        </text:list-item>
        <text:list-item>
          <text:p text:style-name="P60">לחיצה מהירה:</text:p>
          <text:p text:style-name="P60">המשתמש צריך ללחוץ על כפתור כמה שיותר פעמים עד שהזמן נגמר.</text:p>
        </text:list-item>
        <text:list-item>
          <text:p text:style-name="P60">ציור:</text:p>
          <text:p text:style-name="P60">המשתמש צריך לצייר תמונה.</text:p>
        </text:list-item>
        <text:list-item>
          <text:p text:style-name="P61">המשתמש צריך לעשות פאזל כבלים מ-Among Us.</text:p>
        </text:list-item>
      </text:list>
      <text:p text:style-name="P5"/>
      <text:p text:style-name="P4">כמה מהשאלות שני משתמשים במקום השאלה יתבקשו לבחור משתמש אחר כדי "להרוס" לו את התשובה. המשתמש שנהרג לו התשובה יקבל הודעה "The Imposter has Sabotaged your answer! Catch him to get your points back.” ואחרי שכולם יקבלו ניקוד כולם בסדר יתצרכו להסביר למה הם בחרו בתשובה ואז כולם יצביעו מי ה-imposter. על כל אחד שנתפס כולם יקבלו נקודות וכל אחד שלא נתפס יקבל פרס של ניקוד.</text:p>
      <text:p text:style-name="P3"/>
      <text:p text:style-name="P3"/>
      <text:p text:style-name="P6">Questions <text:span text:style-name="T20">JSON</text:span> Object Properties:</text:p>
      <text:p text:style-name="P9">‘question_type’ <text:span text:style-name="T7">(string) -</text:span> <text:span text:style-name="T7">The type of the question or quest, can be one the following.</text:span></text:p>
      <text:p text:style-name="P9"><text:tab/>“Choice”, “Open”, “Order”, “<text:span text:style-name="T5">Slider”</text:span>, “Mashing”, “Painting”, “Among <text:span text:style-name="T7">U</text:span><text:span text:style-name="T18">s</text:span><text:span text:style-name="T7">”.</text:span></text:p>
      <text:p text:style-name="P8">‘<text:span text:style-name="T29">title</text:span>’ <text:span text:style-name="T14">(string)</text:span> – <text:span text:style-name="T7">The question title.</text:span></text:p>
      <text:p text:style-name="P14">‘<text:span text:style-name="T29">description</text:span>’ <text:span text:style-name="T14">(string)</text:span> – <text:span text:style-name="T7">The question </text:span><text:span text:style-name="T29">description</text:span><text:span text:style-name="T7">.</text:span></text:p>
      <text:p text:style-name="P8">‘image’ <text:span text:style-name="T14">(string) </text:span>– <text:span text:style-name="T7">Path of the title image.</text:span></text:p>
      <text:p text:style-name="P8">‘<text:span text:style-name="T8">s</text:span>ound’ <text:span text:style-name="T14">(string)</text:span> – <text:span text:style-name="T14">Path of the s</text:span><text:span text:style-name="T7">ound that plays when the question opens.</text:span></text:p>
      <text:p text:style-name="P8">‘<text:span text:style-name="T9">read_question’ </text:span><text:span text:style-name="T15">(boolean) </text:span><text:span text:style-name="T9">– Read the question aloud with a TTS, and play sound if available.</text:span></text:p>
      <text:p text:style-name="P8">‘go_through_answers’ <text:span text:style-name="T15">(boolean) </text:span>– <text:span text:style-name="T7">Go through every answer with a </text:span><text:span text:style-name="T9">TTS</text:span><text:span text:style-name="T7">, and play each <text:tab/>sound if available.</text:span></text:p>
      <text:p text:style-name="P12">‘<text:span text:style-name="T19">randomize’ </text:span><text:span text:style-name="T15">(boolean) – </text:span><text:span text:style-name="T19">Randomize answer list order.</text:span></text:p>
      <text:p text:style-name="P12">‘<text:span text:style-name="T22">time_limit’ (int) – For how many </text:span><text:span text:style-name="T23">milliseconds</text:span><text:span text:style-name="T24"> does the question will be up for. -1 for infinite time.</text:span></text:p>
      <text:p text:style-name="P12"><text:span text:style-name="T24">‘play_animation’ </text:span><text:span text:style-name="T25">(boolean): Play animation once the question is loaded, animation will not play if any choice does not have a sound to play.</text:span></text:p>
      <text:p text:style-name="P12">‘transitionTime’ <text:span text:style-name="T47">(number) – How long does the intro lasts.</text:span></text:p>
      <text:p text:style-name="P12">‘<text:span text:style-name="T21">points’ (integer) – How many points per correct answer. </text:span><text:span text:style-name="T22">The final points awarded is based by the Kahoot points system:</text:span></text:p>
      <text:p text:style-name="P13"><text:tab/><draw:frame draw:style-name="fr2" draw:name="Object4" text:anchor-type="as-char" svg:y="-0.471cm" svg:width="3.337cm" svg:height="0.718cm" draw:z-index="2"><draw:object xlink:href="./Object 4" xlink:type="simple" xlink:show="embed" xlink:actuate="onLoad"/><draw:image xlink:href="./ObjectReplacements/Object 4" xlink:type="simple" xlink:show="embed" xlink:actuate="onLoad"/></draw:frame></text:p>
      <text:p text:style-name="P30"><text:tab/>Where T is the <text:span text:style-name="T4">‘</text:span><text:span text:style-name="T22">time_limit’ </text:span>value,</text:p>
      <text:p text:style-name="P30"><text:tab/> t<text:span text:style-name="T26">0</text:span><text:span text:style-name="T27"> is the time it took the player to answer</text:span></text:p>
      <text:p text:style-name="P48"><text:tab/>and P is <text:span text:style-name="T21">points.</text:span></text:p>
      <text:p text:style-name="P49"/>
      <text:p text:style-name="P21">Choice</text:p>
      <text:p text:style-name="P26">‘choice_answers’ <text:span text:style-name="T14">(array) </text:span>- Array of <text:span text:style-name="T4">Answer Object.</text:span></text:p>
      <text:p text:style-name="P8"/>
      <text:p text:style-name="P20">Answer Order</text:p>
      <text:p text:style-name="P10"><text:span text:style-name="T6">‘order_</text:span>answers’ <text:span text:style-name="T13">(array) </text:span>– <text:span text:style-name="T12">Array of </text:span><text:span text:style-name="T11">Answer Object.</text:span></text:p>
      <text:p text:style-name="P10"><text:span text:style-name="T11"/></text:p>
      <text:p text:style-name="P23">Open</text:p>
      <text:p text:style-name="P24">‘checker’ <text:span text:style-name="T14">(string) </text:span>- <text:span text:style-name="T14">Who check the validity of the question and gives a point reward <text:tab/>accordingly. Can be </text:span>“Host”, “Automatic”, “GPT”</text:p>
      <text:p text:style-name="P25">‘include’ <text:span text:style-name="T16">(array) – The array of strings that contain the list of words that must be in the list.</text:span></text:p>
      <text:p text:style-name="P27">‘gpt_prompt’ <text:span text:style-name="T14">(string) - </text:span></text:p>
      <text:p text:style-name="P16"/>
      <text:p text:style-name="P18">Slider ?</text:p>
      <text:p text:style-name="P16">slider_min <text:span text:style-name="T14">(number)</text:span></text:p>
      <text:p text:style-name="P16">slider_max <text:span text:style-name="T14">(number)</text:span></text:p>
      <text:p text:style-name="P16">slider_step <text:span text:style-name="T14">(number)</text:span></text:p>
      <text:p text:style-name="P16">slider_measurement <text:span text:style-name="T17">(string)</text:span></text:p>
      <text:p text:style-name="P29">slider_answer_min <text:span text:style-name="T14">(number)</text:span></text:p>
      <text:p text:style-name="P29"><text:span text:style-name="T11">slider_answer_max </text:span><text:span text:style-name="T13">(number)</text:span></text:p>
      <text:p text:style-name="P29"><text:span text:style-name="T13"/></text:p>
      <text:p text:style-name="P8"/>
      <text:p text:style-name="P19">Painting</text:p>
      <text:p text:style-name="P8">painting_w <text:span text:style-name="T14">(number) </text:span>– <text:span text:style-name="T10">Canvas width size.</text:span></text:p>
      <text:p text:style-name="P10">painting_h <text:span text:style-name="T14">(number) </text:span>– <text:span text:style-name="T10">Canvas height size.</text:span></text:p>
      <text:p text:style-name="P55">painting_colors (array(array)) – RGB arrays of all available colors</text:p>
      <text:p text:style-name="P55">painting_background (array) – Background color</text:p>
      <text:p text:style-name="P17"/>
      <text:p text:style-name="P17"/>
      <text:p text:style-name="P22">Minigame</text:p>
      <text:p text:style-name="P28"/>
      <text:p text:style-name="P15"><text:tab/><text:span text:style-name="T38">game</text:span><text:span text:style-name="T37">_ difficulty</text:span><text:span text:style-name="T34"> (number) – </text:span><text:span text:style-name="T38">How difficult the game</text:span></text:p>
      <text:p text:style-name="P7"><text:tab/><text:span text:style-name="T38">game_name (string) – What game is played</text:span></text:p>
      <text:p text:style-name="P7"><text:tab/></text:p>
      <text:p text:style-name="P7"/>
      <text:p text:style-name="P6"/>
      <text:p text:style-name="P7">Answer Object Properties:</text:p>
      <text:p text:style-name="P11">text <text:span text:style-name="T17">(string) – The answer text.</text:span></text:p>
      <text:p text:style-name="P11"><text:span text:style-name="T17">i</text:span>mage <text:span text:style-name="T17">(string) – The path of the answer image.</text:span></text:p>
      <text:p text:style-name="P11"><text:span text:style-name="T35">s</text:span>ound <text:span text:style-name="T17">(string) – Sound that plays when answer pressed.</text:span></text:p>
      <text:p text:style-name="P56">is_right <text:span text:style-name="T17">(boolean) – is it the correct answer.</text:span></text:p>
      <text:p text:style-name="P57">group (number) – <text:span text:style-name="T45">Only read if </text:span>“<text:span text:style-name="T44">is_right” </text:span>property <text:span text:style-name="T45">is set to true</text:span>. If there are multiple questions, where each one secretly correct. Give each answer has a corresponding group. If a group has a single correct question. If a question was selected that is within a group, and it’s the only question within a group than the player will get full points. If there multiple question within a group the player has to choose all questions within the group for full points.</text:p>
      <text:p text:style-name="P50"><text:span text:style-name="T41">order</text:span> <text:span text:style-name="T43">(number) </text:span><text:s/>– <text:span text:style-name="T28">For sorting questions, the index of the answer in the list. </text:span><text:span text:style-name="T42">If question is of type “QuestionOrder” the order of the answers will be compared to the order of the questions.</text:span></text:p>
      <text:p text:style-name="P53"/>
      <text:p text:style-name="P52">Player’s answer object</text:p>
      <text:p text:style-name="P51">timePassed – <text:span text:style-name="T39">How long it took for the player to answer</text:span></text:p>
      <text:p text:style-name="P51">answers – <text:span text:style-name="T39">Did the player succed in the game </text:span></text:p>
      <text:p text:style-name="P54">success<text:span text:style-name="T40">(number) – how successful was the game, 0 for complete failure 1 for victory.</text:span></text:p>
      <text:p text:style-name="P51"/>
      <text:p text:style-name="P52">Server’s Sended Answer object</text:p>
      <text:p text:style-name="P52"><text:tab/><text:span text:style-name="T36">validable (boolean) – <text:tab/>whether the question is able to be checked for validity, or not <text:tab/><text:tab/><text:tab/><text:tab/><text:tab/>(question that cannot be checked for validness are minigames).</text:span></text:p>
      <text:p text:style-name="P52"><text:tab/>Validness <text:span text:style-name="T36">(string) – Right, Partially Right, Wrong</text:span></text:p>
      <text:p text:style-name="P52"><text:tab/><text:span text:style-name="T36">points (number)</text:span></text:p>
      <text:p text:style-name="P52"><text:tab/><text:span text:style-name="T36">rightAnswer (string)</text:span></text:p>
      <text:p text:style-name="P7"/>
      <text:p text:style-name="P33">Json Message</text:p>
      <text:p text:style-name="P31">List of all messages:</text:p>
      <text:p text:style-name="P31"/>
      <text:p text:style-name="P32">Client to Server</text:p>
      <text:list text:style-name="L2">
        <text:list-item>
          <text:p text:style-name="P62">connect – The client sends an id request.</text:p>
        </text:list-item>
        <text:list-item>
          <text:p text:style-name="P62">disconnect – The client has disconnected</text:p>
        </text:list-item>
        <text:list-item>
          <text:p text:style-name="P62">set_name – Once an id was given, the client sets it’s name.</text:p>
        </text:list-item>
        <text:list-item>
          <text:p text:style-name="P62">send_answer – <text:span text:style-name="T30">Send the answer for the question to the server.</text:span></text:p>
        </text:list-item>
      </text:list>
      <text:p text:style-name="P31"/>
      <text:p text:style-name="P31"/>
      <text:p text:style-name="P32">Server to Client</text:p>
      <text:list text:style-name="L3">
        <text:list-item>
          <text:p text:style-name="P63">confirm_connect – <text:span text:style-name="T31">The server accepted the new client and sends a new id for the player.</text:span></text:p>
        </text:list-item>
        <text:list-item>
          <text:p text:style-name="P63">send_question – <text:span text:style-name="T31">Send question data. That data will not include the answer.</text:span></text:p>
        </text:list-item>
        <text:list-item>
          <text:p text:style-name="P63">question_start – <text:span text:style-name="T31">After a countdown, send the client’s a message so their screen will show the question.</text:span></text:p>
        </text:list-item>
        <text:list-item>
          <text:p text:style-name="P63">question_extra – <text:span text:style-name="T32">Send extra info while answering, usually for comedic purposes.</text:span></text:p>
        </text:list-item>
        <text:list-item>
          <text:p text:style-name="P63">question_end – <text:span text:style-name="T31">Send a message to close the question window, and change it into a waiting transitional window. </text:span></text:p>
        </text:list-item>
        <text:list-item>
          <text:p text:style-name="P63">question_answer – <text:span text:style-name="T31">Send the correct answer, along with points earned and placement in the ranking.</text:span></text:p>
        </text:list-item>
        <text:list-item>
          <text:p text:style-name="P63">quiz_end – <text:span text:style-name="T31">Send a message to make the client disconnect from the socket and transition into an ending window.</text:span></text:p>
        </text:list-item>
      </text:list>
      <text:p text:style-name="P35"/>
      <text:p text:style-name="P36">שאלות <text:span text:style-name="T1">בחירה</text:span>:</text:p>
      <text:p text:style-name="P37">על איזה מספר טלי חשבה עליך לפני שנה ביום ההולדת שלה?</text:p>
      <text:p text:style-name="P37"/>
      <text:p text:style-name="P36">מה הם שלושת הצבעים האהובים של יגאל? (3 בחירות)</text:p>
      <text:p text:style-name="P36"/>
      <text:p text:style-name="P36">איזה ציפור היא ניקי? (רעה, נחמדה, מעופפת, אהובה)</text:p>
      <text:p text:style-name="P36"/>
      <text:p text:style-name="P36">מהם שני השירים שגרנו ליגאל לבכות?</text:p>
      <text:p text:style-name="P36"/>
      <text:p text:style-name="P36">מה הערך של sin(60)? </text:p>
      <text:list text:style-name="L4">
        <text:list-item>
          <text:p text:style-name="P64"><draw:frame draw:style-name="fr1" draw:name="Object3" text:anchor-type="as-char" svg:y="-0.681cm" svg:width="3.708cm" svg:height="1.124cm" draw:z-index="0"><draw:object xlink:href="./Object 3" xlink:type="simple" xlink:show="embed" xlink:actuate="onLoad"/><draw:image xlink:href="./ObjectReplacements/Object 3" xlink:type="simple" xlink:show="embed" xlink:actuate="onLoad"/><svg:desc>formula</svg:desc></draw:frame></text:p>
        </text:list-item>
        <text:list-item>
          <text:p text:style-name="P64"><draw:frame draw:style-name="fr1" draw:name="Object1" text:anchor-type="as-char" svg:y="-0.658cm" svg:width="0.561cm" svg:height="1.041cm" draw:z-index="3"><draw:object xlink:href="./Object 1" xlink:type="simple" xlink:show="embed" xlink:actuate="onLoad"/><draw:image xlink:href="./ObjectReplacements/Object 1" xlink:type="simple" xlink:show="embed" xlink:actuate="onLoad"/></draw:frame></text:p>
        </text:list-item>
        <text:list-item>
          <text:p text:style-name="P64"><draw:frame draw:style-name="fr1" draw:name="Object2" text:anchor-type="as-char" svg:y="-0.621cm" svg:width="0.566cm" svg:height="1.041cm" draw:z-index="1"><draw:object xlink:href="./Object 2" xlink:type="simple" xlink:show="embed" xlink:actuate="onLoad"/><draw:image xlink:href="./ObjectReplacements/Object 2" xlink:type="simple" xlink:show="embed" xlink:actuate="onLoad"/><svg:desc>formula</svg:desc></draw:frame></text:p>
        </text:list-item>
        <text:list-item>
          <text:p text:style-name="P64">אחר</text:p>
        </text:list-item>
      </text:list>
      <text:p text:style-name="P34"/>
      <text:p text:style-name="P38">מה המספר האהוב על יגאל? 420 69 7 256</text:p>
      <text:p text:style-name="P38"/>
      <text:p text:style-name="P41">איזה נושא של יום הולדת יגאל עדיין לא עשה? </text:p>
      <text:p text:style-name="P41">יום הפאי</text:p>
      <text:p text:style-name="P41">תחילת כהונתו של Xi Jinping</text:p>
      <text:p text:style-name="P41">Steak And Bl*wjob Day</text:p>
      <text:p text:style-name="P41">יום הפרפר</text:p>
      <text:p text:style-name="P41"/>
      <text:p text:style-name="P42">מי הבן אדם שהשתתף בהכי הרבה ימי הולדת (2 תשובות)?</text:p>
      <text:p text:style-name="P42">איגור</text:p>
      <text:p text:style-name="P42">דוד</text:p>
      <text:p text:style-name="P42">יאנה</text:p>
      <text:p text:style-name="P42">טלי</text:p>
      <text:p text:style-name="P42">ניקי</text:p>
      <text:p text:style-name="P42"/>
      <text:p text:style-name="P43">A group of butterflies <text:span text:style-name="T33">can be called:</text:span></text:p>
      <text:p text:style-name="P44">kaleidoscope <text:span text:style-name="T33">(true)</text:span></text:p>
      <text:p text:style-name="P44">swarm <text:span text:style-name="T33">(true)</text:span></text:p>
      <text:p text:style-name="P45">rabble (true)</text:p>
      <text:p text:style-name="P45">colony</text:p>
      <text:p text:style-name="P45">army</text:p>
      <text:p text:style-name="P45">rainbow</text:p>
      <text:p text:style-name="P45">swarm</text:p>
      <text:p text:style-name="P45">infestation</text:p>
      <text:p text:style-name="P45">flock</text:p>
      <text:p text:style-name="P45">clew</text:p>
      <text:p text:style-name="P45"/>
      <text:p text:style-name="P46">איך פרפרים טועמים?</text:p>
      <text:p text:style-name="P46">רגליים, מחושים, רגליים, כנפיים</text:p>
      <text:p text:style-name="P46"/>
      <text:p text:style-name="P46">מה גורם לצבעים שעל כנפי הפרפר?</text:p>
      <text:p text:style-name="P47">נוצות, קשקשים מיקרוסקופיים, פיגמנטים ביולוגיים, פיות טבע</text:p>
      <text:p text:style-name="P47"><text:soft-page-break/></text:p>
      <text:p text:style-name="P41"/>
      <text:p text:style-name="P39"/>
      <text:p text:style-name="P38"/>
      <text:p text:style-name="P40">תשובה פתוחה:</text:p>
      <text:p text:style-name="P40">מה הגיל של יגאל?</text:p>
      <text:p text:style-name="P40">כמה כיסאות יש ליגאל בחדר?</text:p>
      <text:p text:style-name="P40">תכתבו למה יגאל הוא מגניב: (GP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avid CLM" svg:font-family="'David CLM'"/>
    <style:font-face style:name="David CLM1" svg:font-family="'David CLM'"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David CLM1" style:font-family-complex="'David CLM'"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9T20:03:59.094000000</meta:creation-date>
    <dc:date>2025-03-03T11:56:23.855000000</dc:date>
    <meta:editing-duration>PT23H20M23S</meta:editing-duration>
    <meta:editing-cycles>97</meta:editing-cycles>
    <meta:generator>LibreOffice/24.2.5.2$Windows_X86_64 LibreOffice_project/bffef4ea93e59bebbeaf7f431bb02b1a39ee8a59</meta:generator>
    <meta:document-statistic meta:table-count="0" meta:image-count="0" meta:object-count="4" meta:page-count="7" meta:paragraph-count="133" meta:word-count="1116" meta:character-count="6660" meta:non-whitespace-character-count="5633"/>
  </office:meta>
</office:document-meta>
</file>

<file path=Object 1/content.xml><?xml version="1.0" encoding="utf-8"?>
<math xmlns="http://www.w3.org/1998/Math/MathML" display="block">
  <semantics>
    <mfrac>
      <mrow>
        <msqrt>
          <mrow>
            <mi mathvariant="normal">2</mi>
          </mrow>
        </msqrt>
      </mrow>
      <mrow>
        <mi mathvariant="normal">2</mi>
      </mrow>
    </mfrac>
    <annotation encoding="StarMath 5.0">{ sqrt 2 over 2 }</annotation>
  </semantics>
</math>
</file>

<file path=Object 2/content.xml><?xml version="1.0" encoding="utf-8"?>
<math xmlns="http://www.w3.org/1998/Math/MathML" display="block">
  <semantics>
    <mfrac>
      <mrow>
        <mi mathvariant="normal">2</mi>
      </mrow>
      <mrow>
        <msqrt>
          <mrow>
            <mi mathvariant="normal">3</mi>
          </mrow>
        </msqrt>
      </mrow>
    </mfrac>
    <annotation encoding="StarMath 5.0">{ 2 over sqrt 3 }</annotation>
  </semantics>
</math>
</file>

<file path=Object 3/content.xml><?xml version="1.0" encoding="utf-8"?>
<math xmlns="http://www.w3.org/1998/Math/MathML" display="block">
  <semantics>
    <mrow>
      <mrow>
        <mfrac>
          <mrow>
            <msup>
              <mn>3</mn>
              <mn>4</mn>
            </msup>
            <mi>−</mi>
            <mn>5</mn>
            <mi>×</mi>
            <mrow>
              <mn>2</mn>
              <mo stretchy="false">+</mo>
              <mn>1</mn>
            </mrow>
          </mrow>
          <msup>
            <mn>2</mn>
            <mn>3</mn>
          </msup>
        </mfrac>
        <mo stretchy="false">+</mo>
        <msub>
          <mrow>
            <mi mathvariant="italic">log</mi>
          </mrow>
          <mrow>
            <mi mathvariant="normal">2</mi>
          </mrow>
        </msub>
      </mrow>
      <mrow>
        <mo fence="true" form="prefix" stretchy="false">(</mo>
        <mrow>
          <mrow>
            <mi mathvariant="normal">4</mi>
          </mrow>
        </mrow>
        <mo fence="true" form="postfix" stretchy="false">)</mo>
      </mrow>
    </mrow>
    <annotation encoding="StarMath 5.0">{ { { { 3 ^ 4 − 5 × { 2 + 1 } } over 2 ^ 3 } + log _ 2 } ( 4 ) }</annotation>
  </semantics>
</math>
</file>

<file path=Object 4/content.xml><?xml version="1.0" encoding="utf-8"?>
<math xmlns="http://www.w3.org/1998/Math/MathML" display="block">
  <semantics>
    <mrow>
      <mo fence="true" form="prefix" stretchy="true">⌊</mo>
      <mrow>
        <mrow>
          <mrow>
            <mi>P</mi>
            <mo stretchy="false">⋅</mo>
            <mrow>
              <mo fence="true" form="prefix" stretchy="true">(</mo>
              <mrow>
                <mrow>
                  <mn>1</mn>
                  <mo stretchy="false">−</mo>
                  <mrow>
                    <mo fence="true" form="prefix" stretchy="true">(</mo>
                    <mrow>
                      <mrow>
                        <mi>T</mi>
                        <mo stretchy="false">÷</mo>
                        <msub>
                          <mi>t</mi>
                          <mn>1</mn>
                        </msub>
                        <mo stretchy="false">÷</mo>
                        <mn>2</mn>
                      </mrow>
                    </mrow>
                    <mo fence="true" form="postfix" stretchy="true">)</mo>
                  </mrow>
                </mrow>
              </mrow>
              <mo fence="true" form="postfix" stretchy="true">)</mo>
            </mrow>
          </mrow>
        </mrow>
      </mrow>
      <mo fence="true" form="postfix" stretchy="true">⌋</mo>
    </mrow>
    <annotation encoding="StarMath 5.0">left lfloor { P cdot left ( { 1 - left ( { { T div t _ 1 } div 2 } right ) } right ) } right rfloor</annotation>
  </semantics>
</math>
</file>